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7b60" officeooo:paragraph-rsid="00007b6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07b60" officeooo:paragraph-rsid="00007b6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07b60" officeooo:paragraph-rsid="00007b6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1c96" officeooo:paragraph-rsid="00011c9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07b60" officeooo:paragraph-rsid="00007b6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18c41" officeooo:paragraph-rsid="00018c4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3749b" officeooo:paragraph-rsid="0003749b" style:font-size-asian="10.5pt" style:font-weight-asian="normal" style:font-size-complex="12pt" style:font-weight-complex="normal"/>
    </style:style>
    <style:style style:name="T1" style:family="text">
      <style:text-properties officeooo:rsid="000374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e to thicken (darken) lines inside a Glyph</text:p>
      <text:p text:style-name="P3"/>
      <text:p text:style-name="P4">Note this procedure is if the selected section does not allow Expand Stroke</text:p>
      <text:p text:style-name="P2"/>
      <text:list xml:id="list503497931" text:style-name="L1">
        <text:list-item>
          <text:p text:style-name="P5">Open glyph in outline view</text:p>
        </text:list-item>
        <text:list-item>
          <text:p text:style-name="P5">File → <text:span text:style-name="T1">E</text:span>xport</text:p>
          <text:list>
            <text:list-item>
              <text:p text:style-name="P5">export as “*.svg” file</text:p>
            </text:list-item>
          </text:list>
        </text:list-item>
        <text:list-item>
          <text:p text:style-name="P5">In font view</text:p>
          <text:list>
            <text:list-item>
              <text:p text:style-name="P5">delete (cut) the font</text:p>
            </text:list-item>
            <text:list-item>
              <text:p text:style-name="P5"><text:span text:style-name="T1">File → I</text:span>mport the saved “*.svg” file from previous step</text:p>
            </text:list-item>
          </text:list>
        </text:list-item>
        <text:list-item>
          <text:p text:style-name="P5">Open glyph again in outline view</text:p>
        </text:list-item>
        <text:list-item>
          <text:p text:style-name="P5">Select area to be darkened.</text:p>
          <text:list>
            <text:list-item>
              <text:p text:style-name="P5">Element → Expand Stroke</text:p>
            </text:list-item>
            <text:list-item>
              <text:p text:style-name="P5">Set Stroke widths, I have been setting both at 12</text:p>
            </text:list-item>
            <text:list-item>
              <text:p text:style-name="P5">Check “Remove Internal Contour”</text:p>
            </text:list-item>
            <text:list-item>
              <text:p text:style-name="P5">Hit “Apply” <text:s/>If it doesn’t look as expected hit cancel and try again.</text:p>
            </text:list-item>
            <text:list-item>
              <text:p text:style-name="P6">Hit “OK”</text:p>
            </text:list-item>
          </text:list>
        </text:list-item>
        <text:list-item>
          <text:p text:style-name="P7">File → Save</text:p>
        </text:list-item>
      </text:list>
      <text:p text:style-name="P3"/>
      <text:p text:style-name="P3">One caveat is that you will lose the reference notation for the glyph parts.</text:p>
      <text:list xml:id="list170436805005904" text:continue-numbering="true" text:style-name="L1">
        <text:list-item>
          <text:list>
            <text:list-header>
              <text:p text:style-name="P5"/>
            </text:list-header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8-13T17:04:36.044000000</dc:date>
    <meta:editing-duration>PT13M57S</meta:editing-duration>
    <meta:editing-cycles>4</meta:editing-cycles>
    <meta:document-statistic meta:table-count="0" meta:image-count="0" meta:object-count="0" meta:page-count="1" meta:paragraph-count="19" meta:word-count="127" meta:character-count="616" meta:non-whitespace-character-count="521"/>
  </office:meta>
</office:document-meta>
</file>